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edReportSetProperty.isSupportedReport( ReportInfo req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pportedReportSet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pportedReportSetProperty.SupportedReportS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ReportSetProperty.addReportType( ReportType re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ReportSe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edReportSetProperty.SupportedReportSetProperty( ReportType [ ] report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